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Номер</mi>
            <mn>1.</mn>
          </mrow>
        </mtd>
      </mtr>
      <mtr>
        <mtd>
          <mrow/>
        </mtd>
      </mtr>
      <mtr>
        <mtd>
          <mrow>
            <mi>x</mi>
            <mo stretchy="false">=</mo>
            <mrow>
              <mo fence="true" stretchy="true">[</mo>
              <mrow>
                <mtable>
                  <mtr>
                    <mtd>
                      <mn>5</mn>
                    </mtd>
                    <mtd>
                      <mn>10</mn>
                    </mtd>
                  </mtr>
                  <mtr>
                    <mtd>
                      <mn>7</mn>
                    </mtd>
                    <mtd>
                      <mn>12</mn>
                    </mtd>
                  </mtr>
                  <mtr>
                    <mtd>
                      <mn>11.3</mn>
                    </mtd>
                    <mtd>
                      <mn>5</mn>
                    </mtd>
                  </mtr>
                  <mtr>
                    <mtd>
                      <mn>25</mn>
                    </mtd>
                    <mtd>
                      <mn>3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row>
                <mrow>
                  <mn>7</mn>
                  <mo stretchy="false">⋅</mo>
                  <mi>x</mi>
                </mrow>
                <mo stretchy="false">+</mo>
                <mrow>
                  <mn>2</mn>
                  <mo stretchy="false">⋅</mo>
                  <mi>x</mi>
                </mrow>
              </mrow>
              <mo stretchy="false">=</mo>
              <mrow>
                <mi>x</mi>
                <mo stretchy="false">⋅</mo>
                <mrow>
                  <mo fence="true" stretchy="false">(</mo>
                  <mrow>
                    <mrow>
                      <mn>7</mn>
                      <mo stretchy="false">+</mo>
                      <mn>2</mn>
                    </mrow>
                  </mrow>
                  <mo fence="true" stretchy="false">)</mo>
                </mrow>
              </mrow>
              <mo stretchy="false">=</mo>
              <mrow>
                <mn>9</mn>
                <mo stretchy="false">⋅</mo>
                <mrow>
                  <mo fence="true" stretchy="true">[</mo>
                  <mrow>
                    <mtable>
                      <mtr>
                        <mtd>
                          <mn>5</mn>
                        </mtd>
                        <mtd>
                          <mn>10</mn>
                        </mtd>
                      </mtr>
                      <mtr>
                        <mtd>
                          <mn>7</mn>
                        </mtd>
                        <mtd>
                          <mn>12</mn>
                        </mtd>
                      </mtr>
                      <mtr>
                        <mtd>
                          <mn>11.3</mn>
                        </mtd>
                        <mtd>
                          <mn>5</mn>
                        </mtd>
                      </mtr>
                      <mtr>
                        <mtd>
                          <mn>25</mn>
                        </mtd>
                        <mtd>
                          <mn>30</mn>
                        </mtd>
                      </mtr>
                    </mtable>
                  </mrow>
                  <mo fence="true" stretchy="true">]</mo>
                </mrow>
              </mrow>
            </mrow>
            <mtext>=</mtext>
          </mrow>
        </mtd>
      </mtr>
      <mtr>
        <mtd>
          <mrow/>
        </mtd>
      </mtr>
      <mtr>
        <mtd>
          <mrow>
            <mo fence="true" stretchy="true">[</mo>
            <mrow>
              <mtable>
                <mtr>
                  <mtd>
                    <mn>45</mn>
                  </mtd>
                  <mtd>
                    <mn>90</mn>
                  </mtd>
                </mtr>
                <mtr>
                  <mtd>
                    <mn>63</mn>
                  </mtd>
                  <mtd>
                    <mn>108</mn>
                  </mtd>
                </mtr>
                <mtr>
                  <mtd>
                    <mn>101.7</mn>
                  </mtd>
                  <mtd>
                    <mn>45</mn>
                  </mtd>
                </mtr>
                <mtr>
                  <mtd>
                    <mn>225</mn>
                  </mtd>
                  <mtd>
                    <mn>270</mn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i mathvariant="italic">Номер</mi>
            <mn>2.</mn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3</mn>
                      <mi>x</mi>
                      <mi>–</mi>
                      <mn>2</mn>
                      <mrow>
                        <mi>y</mi>
                        <mo stretchy="false">+</mo>
                        <mn>5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row>
                        <mo stretchy="false">−</mo>
                        <mfrac>
                          <mrow>
                            <mrow>
                              <mn>7</mn>
                              <mo stretchy="false">−</mo>
                              <mn>3</mn>
                            </mrow>
                            <mrow>
                              <mi>x</mi>
                              <mo stretchy="false">−</mo>
                              <mn>5</mn>
                            </mrow>
                            <mi>z</mi>
                          </mrow>
                          <mn>2</mn>
                        </mfrac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row/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frac>
                        <mrow>
                          <mn>3</mn>
                          <mrow>
                            <mi>x</mi>
                            <mo stretchy="false">+</mo>
                            <mn>5</mn>
                          </mrow>
                          <mrow>
                            <mi>z</mi>
                            <mo stretchy="false">−</mo>
                            <mn>7</mn>
                          </mrow>
                        </mrow>
                        <mn>2</mn>
                      </mfrac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row>
                          <mn>4</mn>
                          <mo stretchy="false">⋅</mo>
                          <mfrac>
                            <mrow>
                              <mn>3</mn>
                              <mrow>
                                <mi>x</mi>
                                <mo stretchy="false">+</mo>
                                <mn>5</mn>
                              </mrow>
                              <mrow>
                                <mi>z</mi>
                                <mo stretchy="false">−</mo>
                                <mn>7</mn>
                              </mrow>
                            </mrow>
                            <mn>2</mn>
                          </mfrac>
                        </mrow>
                      </mrow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i>y</mi>
                      <mo stretchy="false">=</mo>
                      <mfrac>
                        <mrow>
                          <mn>3</mn>
                          <mrow>
                            <mi>x</mi>
                            <mo stretchy="false">+</mo>
                            <mn>5</mn>
                          </mrow>
                          <mrow>
                            <mi>z</mi>
                            <mo stretchy="false">−</mo>
                            <mn>7</mn>
                          </mrow>
                        </mrow>
                        <mn>2</mn>
                      </mfrac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row>
                          <mn>4</mn>
                          <mo stretchy="false">⋅</mo>
                          <mfrac>
                            <mrow>
                              <mn>3</mn>
                              <mrow>
                                <mi>x</mi>
                                <mo stretchy="false">+</mo>
                                <mn>5</mn>
                              </mrow>
                              <mrow>
                                <mi>z</mi>
                                <mo stretchy="false">−</mo>
                                <mn>7</mn>
                              </mrow>
                            </mrow>
                            <mn>2</mn>
                          </mfrac>
                        </mrow>
                      </mrow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n>7</mn>
            <mrow>
              <mi>x</mi>
              <mo stretchy="false">+</mo>
              <mn>2</mn>
            </mrow>
            <mrow>
              <mo fence="true" stretchy="false">(</mo>
              <mrow>
                <mrow>
                  <mn>3</mn>
                  <mrow>
                    <mi>x</mi>
                    <mo stretchy="false">+</mo>
                    <mn>5</mn>
                  </mrow>
                  <mrow>
                    <mi>z</mi>
                    <mo stretchy="false">−</mo>
                    <mn>7</mn>
                  </mrow>
                </mrow>
              </mrow>
              <mo fence="true" stretchy="false">)</mo>
            </mrow>
            <mi>–</mi>
            <mn>8</mn>
            <mrow>
              <mi>z</mi>
              <mo stretchy="false">=</mo>
              <mn>3</mn>
            </mrow>
          </mrow>
        </mtd>
      </mtr>
      <mtr>
        <mtd>
          <mrow/>
        </mtd>
      </mtr>
      <mtr>
        <mtd>
          <mrow>
            <mn>7</mn>
            <mrow>
              <mi>x</mi>
              <mo stretchy="false">+</mo>
              <mn>6</mn>
            </mrow>
            <mrow>
              <mi>x</mi>
              <mo stretchy="false">+</mo>
              <mn>10</mn>
            </mrow>
            <mrow>
              <mi>z</mi>
              <mo stretchy="false">−</mo>
              <mn>14</mn>
            </mrow>
            <mi>–</mi>
            <mn>8</mn>
            <mrow>
              <mi>z</mi>
              <mo stretchy="false">=</mo>
              <mn>3</mn>
            </mrow>
          </mrow>
        </mtd>
      </mtr>
      <mtr>
        <mtd>
          <mrow/>
        </mtd>
      </mtr>
      <mtr>
        <mtd>
          <mrow>
            <mn>13</mn>
            <mrow>
              <mi>x</mi>
              <mo stretchy="false">+</mo>
              <mn>2</mn>
            </mrow>
            <mrow>
              <mi>z</mi>
              <mo stretchy="false">=</mo>
              <mn>17</mn>
            </mrow>
          </mrow>
        </mtd>
      </mtr>
      <mtr>
        <mtd>
          <mrow/>
        </mtd>
      </mtr>
      <mtr>
        <mtd>
          <mrow>
            <mi>z</mi>
            <mo stretchy="false">=</mo>
            <mfrac>
              <mrow>
                <mrow>
                  <mn>17</mn>
                  <mo stretchy="false">−</mo>
                  <mn>13</mn>
                </mrow>
                <mi>x</mi>
              </mrow>
              <mn>2</mn>
            </mfrac>
          </mrow>
        </mtd>
      </mtr>
      <mtr>
        <mtd>
          <mrow/>
        </mtd>
      </mtr>
      <mtr>
        <mtd>
          <mrow>
            <mn>5</mn>
            <mi>x</mi>
            <mi>–</mi>
            <mn>3</mn>
            <mi>y</mi>
            <mi>–</mi>
            <mn>4</mn>
            <mrow>
              <mi>z</mi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3</mn>
                      <mrow>
                        <mi>x</mi>
                        <mo stretchy="false">+</mo>
                        <mrow>
                          <mn>5</mn>
                          <mo stretchy="false">⋅</mo>
                          <mfrac>
                            <mrow>
                              <mrow>
                                <mn>17</mn>
                                <mo stretchy="false">−</mo>
                                <mn>13</mn>
                              </mrow>
                              <mi>x</mi>
                            </mrow>
                            <mn>2</mn>
                          </mfrac>
                        </mrow>
                        <mo stretchy="false">−</mo>
                        <mn>7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n>4</mn>
            <mrow>
              <mrow>
                <mo fence="true" stretchy="false">(</mo>
                <mrow>
                  <mfrac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  <mn>2</mn>
                  </mfrac>
                </mrow>
                <mo fence="true" stretchy="false">)</mo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row>
                        <mn>2</mn>
                        <mo stretchy="false">⋅</mo>
                        <mn>3</mn>
                      </mrow>
                      <mrow>
                        <mi>x</mi>
                        <mo stretchy="false">+</mo>
                        <mrow>
                          <mn>2</mn>
                          <mo stretchy="false">⋅</mo>
                          <mn>5</mn>
                          <mo stretchy="false">⋅</mo>
                          <mfrac>
                            <mrow>
                              <mrow>
                                <mn>17</mn>
                                <mo stretchy="false">−</mo>
                                <mn>13</mn>
                              </mrow>
                              <mi>x</mi>
                            </mrow>
                            <mn>2</mn>
                          </mfrac>
                        </mrow>
                        <mo stretchy="false">−</mo>
                        <mrow>
                          <mn>2</mn>
                          <mo stretchy="false">⋅</mo>
                          <mn>7</mn>
                        </mrow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n>4</mn>
            <mrow>
              <mrow>
                <mo fence="true" stretchy="false">(</mo>
                <mrow>
                  <mfrac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  <mn>2</mn>
                  </mfrac>
                </mrow>
                <mo fence="true" stretchy="false">)</mo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6</mn>
                      <mrow>
                        <mi>x</mi>
                        <mo stretchy="false">+</mo>
                        <mrow>
                          <mn>10</mn>
                          <mo stretchy="false">⋅</mo>
                          <mrow>
                            <mo fence="true" stretchy="false">(</mo>
                            <mrow>
                              <mrow>
                                <mrow>
                                  <mn>17</mn>
                                  <mo stretchy="false">−</mo>
                                  <mn>13</mn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o stretchy="false">−</mo>
                        <mn>14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frac>
                    <mrow>
                      <mn>6</mn>
                      <mrow>
                        <mi>x</mi>
                        <mo stretchy="false">+</mo>
                        <mn>170</mn>
                        <mo stretchy="false">−</mo>
                        <mn>130</mn>
                      </mrow>
                      <mrow>
                        <mi>x</mi>
                        <mo stretchy="false">−</mo>
                        <mn>14</mn>
                      </mrow>
                    </mrow>
                    <mn>2</mn>
                  </mfrac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frac>
                      <mrow>
                        <mn>6</mn>
                        <mi>x</mi>
                      </mrow>
                      <mn>2</mn>
                    </mfrac>
                    <mo stretchy="false">+</mo>
                    <mfrac>
                      <mn>170</mn>
                      <mn>2</mn>
                    </mfrac>
                    <mo stretchy="false">−</mo>
                    <mfrac>
                      <mrow>
                        <mn>130</mn>
                        <mi>x</mi>
                      </mrow>
                      <mn>2</mn>
                    </mfrac>
                    <mo stretchy="false">−</mo>
                    <mfrac>
                      <mn>14</mn>
                      <mn>2</mn>
                    </mfrac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n>3</mn>
                    <mrow>
                      <mi>x</mi>
                      <mo stretchy="false">+</mo>
                      <mn>85</mn>
                      <mo stretchy="false">−</mo>
                      <mn>65</mn>
                    </mrow>
                    <mrow>
                      <mi>x</mi>
                      <mo stretchy="false">−</mo>
                      <mn>7</mn>
                    </mrow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row>
              <mn>3</mn>
              <mo stretchy="false">⋅</mo>
              <mrow>
                <mo fence="true" stretchy="false">(</mo>
                <mrow>
                  <mrow>
                    <mn>3</mn>
                    <mrow>
                      <mi>x</mi>
                      <mo stretchy="false">+</mo>
                      <mn>78</mn>
                      <mo stretchy="false">−</mo>
                      <mn>65</mn>
                    </mrow>
                    <mi>x</mi>
                  </mrow>
                </mrow>
                <mo fence="true" stretchy="false">)</mo>
              </mrow>
            </mrow>
            <mi>–</mi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n>17</mn>
                        <mo stretchy="false">−</mo>
                        <mn>13</mn>
                      </mrow>
                      <mi>x</mi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i>x</mi>
            <mi>–</mi>
            <mn>9</mn>
            <mrow>
              <mi>x</mi>
              <mo stretchy="false">−</mo>
              <mn>234</mn>
              <mo stretchy="false">+</mo>
              <mn>195</mn>
            </mrow>
            <mi>x</mi>
            <mi>–</mi>
            <mrow>
              <mn>34</mn>
              <mo stretchy="false">+</mo>
              <mn>26</mn>
            </mrow>
            <mrow>
              <mi>x</mi>
              <mo stretchy="false">=</mo>
              <mrow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5</mn>
            <mrow>
              <mi>x</mi>
              <mo stretchy="false">+</mo>
              <mn>195</mn>
            </mrow>
            <mrow>
              <mi>x</mi>
              <mo stretchy="false">+</mo>
              <mn>26</mn>
            </mrow>
            <mi>x</mi>
            <mi>–</mi>
            <mn>9</mn>
            <mrow>
              <mi>x</mi>
              <mo stretchy="false">=</mo>
              <mrow>
                <mn>234</mn>
                <mo stretchy="false">+</mo>
                <mn>34</mn>
                <mo stretchy="false">−</mo>
                <mn>12</mn>
              </mrow>
            </mrow>
          </mrow>
        </mtd>
      </mtr>
      <mtr>
        <mtd>
          <mrow/>
        </mtd>
      </mtr>
      <mtr>
        <mtd>
          <mrow>
            <mn>217</mn>
            <mrow>
              <mi>x</mi>
              <mo stretchy="false">=</mo>
              <mn>256</mn>
            </mrow>
          </mrow>
        </mtd>
      </mtr>
      <mtr>
        <mtd>
          <mrow/>
        </mtd>
      </mtr>
      <mtr>
        <mtd>
          <mrow>
            <mi>x</mi>
            <mo stretchy="false">=</mo>
            <mfrac>
              <mn>256</mn>
              <mn>217</mn>
            </mfrac>
          </mrow>
        </mtd>
      </mtr>
      <mtr>
        <mtd>
          <mrow/>
        </mtd>
      </mtr>
      <mtr>
        <mtd>
          <mrow>
            <mi>x</mi>
            <mo stretchy="false">=</mo>
            <mrow>
              <mn>1</mn>
              <mo stretchy="false">+</mo>
              <mfrac>
                <mn>39</mn>
                <mn>217</mn>
              </mfrac>
            </mrow>
          </mrow>
        </mtd>
      </mtr>
      <mtr>
        <mtd>
          <mrow/>
        </mtd>
      </mtr>
      <mtr>
        <mtd>
          <mrow>
            <mi>z</mi>
            <mo stretchy="false">=</mo>
            <mfrac>
              <mrow>
                <mn>17</mn>
                <mo stretchy="false">−</mo>
                <mrow>
                  <mn>13</mn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n>39</mn>
                          <mn>217</mn>
                        </mfrac>
                      </mrow>
                    </mrow>
                    <mo fence="true" stretchy="false">)</mo>
                  </mrow>
                </mrow>
              </mrow>
              <mn>2</mn>
            </mfrac>
          </mrow>
        </mtd>
      </mtr>
      <mtr>
        <mtd>
          <mrow/>
        </mtd>
      </mtr>
      <mtr>
        <mtd>
          <mrow>
            <mi>z</mi>
            <mo stretchy="false">=</mo>
            <mfrac>
              <mrow>
                <mn>17</mn>
                <mo stretchy="false">−</mo>
                <mn>13</mn>
                <mo stretchy="false">+</mo>
                <mfrac>
                  <mn>507</mn>
                  <mn>217</mn>
                </mfrac>
              </mrow>
              <mn>2</mn>
            </mfrac>
          </mrow>
        </mtd>
      </mtr>
      <mtr>
        <mtd>
          <mrow/>
        </mtd>
      </mtr>
      <mtr>
        <mtd>
          <mrow>
            <mi>z</mi>
            <mo stretchy="false">=</mo>
            <mfrac>
              <mrow>
                <mn>17</mn>
                <mo stretchy="false">−</mo>
                <mn>15</mn>
                <mo stretchy="false">+</mo>
                <mfrac>
                  <mn>73</mn>
                  <mn>217</mn>
                </mfrac>
              </mrow>
              <mn>2</mn>
            </mfrac>
          </mrow>
        </mtd>
      </mtr>
      <mtr>
        <mtd>
          <mrow/>
        </mtd>
      </mtr>
      <mtr>
        <mtd>
          <mrow>
            <mi>z</mi>
            <mo stretchy="false">=</mo>
            <mrow>
              <mn>1</mn>
              <mo stretchy="false">+</mo>
              <mrow>
                <mfrac>
                  <mn>73</mn>
                  <mn>217</mn>
                </mfrac>
                <mo stretchy="false">⋅</mo>
                <mfrac>
                  <mn>1</mn>
                  <mn>2</mn>
                </mfrac>
              </mrow>
            </mrow>
          </mrow>
        </mtd>
      </mtr>
      <mtr>
        <mtd>
          <mrow/>
        </mtd>
      </mtr>
      <mtr>
        <mtd>
          <mrow>
            <mi>z</mi>
            <mo stretchy="false">=</mo>
            <mrow>
              <mn>1</mn>
              <mo stretchy="false">+</mo>
              <mfrac>
                <mn>73</mn>
                <mn>434</mn>
              </mfrac>
            </mrow>
          </mrow>
        </mtd>
      </mtr>
      <mtr>
        <mtd>
          <mrow/>
        </mtd>
      </mtr>
      <mtr>
        <mtd>
          <mrow>
            <mi>z</mi>
            <mo stretchy="false">=</mo>
            <mrow>
              <mn>1</mn>
              <mo stretchy="false">+</mo>
              <mfrac>
                <mn>73</mn>
                <mn>434</mn>
              </mfrac>
            </mrow>
          </mrow>
        </mtd>
      </mtr>
      <mtr>
        <mtd>
          <mrow/>
        </mtd>
      </mtr>
      <mtr>
        <mtd>
          <mrow>
            <mi>y</mi>
            <mo stretchy="false">=</mo>
            <mfrac>
              <mrow>
                <mrow>
                  <mn>3</mn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n>39</mn>
                          <mn>217</mn>
                        </mfrac>
                      </mrow>
                    </mrow>
                    <mo fence="true" stretchy="false">)</mo>
                  </mrow>
                </mrow>
                <mo stretchy="false">+</mo>
                <mrow>
                  <mn>5</mn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n>73</mn>
                          <mn>434</mn>
                        </mfrac>
                      </mrow>
                    </mrow>
                    <mo fence="true" stretchy="false">)</mo>
                  </mrow>
                </mrow>
                <mo stretchy="false">−</mo>
                <mn>7</mn>
              </mrow>
              <mn>2</mn>
            </mfrac>
          </mrow>
        </mtd>
      </mtr>
      <mtr>
        <mtd>
          <mrow/>
        </mtd>
      </mtr>
      <mtr>
        <mtd>
          <mrow>
            <mi>y</mi>
            <mo stretchy="false">=</mo>
            <mfrac>
              <mrow>
                <mn>3</mn>
                <mo stretchy="false">+</mo>
                <mfrac>
                  <mrow>
                    <mn>108</mn>
                    <mo stretchy="false">⋅</mo>
                    <mn>2</mn>
                  </mrow>
                  <mrow>
                    <mn>217</mn>
                    <mo stretchy="false">⋅</mo>
                    <mn>2</mn>
                  </mrow>
                </mfrac>
                <mo stretchy="false">+</mo>
                <mn>5</mn>
                <mo stretchy="false">+</mo>
                <mfrac>
                  <mn>365</mn>
                  <mn>434</mn>
                </mfrac>
                <mo stretchy="false">−</mo>
                <mn>7</mn>
              </mrow>
              <mn>2</mn>
            </mfrac>
          </mrow>
        </mtd>
      </mtr>
      <mtr>
        <mtd>
          <mrow/>
        </mtd>
      </mtr>
      <mtr>
        <mtd>
          <mrow>
            <mi>y</mi>
            <mo stretchy="false">=</mo>
            <mfrac>
              <mrow>
                <mn>1</mn>
                <mo stretchy="false">+</mo>
                <mfrac>
                  <mn>216</mn>
                  <mn>434</mn>
                </mfrac>
                <mo stretchy="false">+</mo>
                <mfrac>
                  <mn>365</mn>
                  <mn>434</mn>
                </mfrac>
              </mrow>
              <mn>2</mn>
            </mfrac>
          </mrow>
        </mtd>
      </mtr>
      <mtr>
        <mtd>
          <mrow/>
        </mtd>
      </mtr>
      <mtr>
        <mtd>
          <mrow>
            <mi>y</mi>
            <mo stretchy="false">=</mo>
            <mrow>
              <mn>1</mn>
              <mo stretchy="false">+</mo>
              <mrow>
                <mfrac>
                  <mn>581</mn>
                  <mn>434</mn>
                </mfrac>
                <mo stretchy="false">⋅</mo>
                <mfrac>
                  <mn>1</mn>
                  <mn>2</mn>
                </mfrac>
              </mrow>
            </mrow>
          </mrow>
        </mtd>
      </mtr>
      <mtr>
        <mtd>
          <mrow/>
        </mtd>
      </mtr>
      <mtr>
        <mtd>
          <mrow>
            <mi>y</mi>
            <mo stretchy="false">=</mo>
            <mrow>
              <mn>2</mn>
              <mo stretchy="false">+</mo>
              <mfrac>
                <mn>147</mn>
                <mn>868</mn>
              </mfrac>
            </mrow>
          </mrow>
        </mtd>
      </mtr>
      <mtr>
        <mtd>
          <mrow/>
        </mtd>
      </mtr>
      <mtr>
        <mtd>
          <mrow>
            <mi>z</mi>
            <mo stretchy="false">=</mo>
            <mrow>
              <mn>1</mn>
              <mo stretchy="false">+</mo>
              <mfrac>
                <mn>73</mn>
                <mn>434</mn>
              </mfrac>
            </mrow>
          </mrow>
        </mtd>
      </mtr>
      <mtr>
        <mtd>
          <mrow/>
        </mtd>
      </mtr>
      <mtr>
        <mtd>
          <mrow>
            <mi>x</mi>
            <mo stretchy="false">=</mo>
            <mrow>
              <mn>1</mn>
              <mo stretchy="false">+</mo>
              <mfrac>
                <mn>39</mn>
                <mn>217</mn>
              </mfrac>
            </mrow>
          </mrow>
        </mtd>
      </mtr>
      <mtr>
        <mtd>
          <mrow/>
        </mtd>
      </mtr>
      <mtr>
        <mtd>
          <mrow>
            <mi mathvariant="italic">Система</mi>
            <mi mathvariant="italic">линейная</mi>
            <mn>.</mn>
            <mi mathvariant="italic">Каждое</mi>
            <mi mathvariant="italic">уравнение</mi>
            <mi mathvariant="italic">по</mi>
            <mrow>
              <mi mathvariant="italic">отдельности</mi>
              <mo stretchy="false">−</mo>
              <mi mathvariant="italic">линейное</mi>
            </mrow>
            <mn>.</mn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Номер 1.

newline
newline
x=left[matrix{5#10##7#12##11.3#5##25#30}right]
newline
newline

7 cdot x
+2 cdot x=x cdot (7 + 2)=
9 cdot left[matrix{5#10##7#12##11.3#5##25#30}right]"="
newline
newline 

left[matrix{45#90##63#108##101.7#45##225#270}right]
newline
newline




Номер  2.
newline
newline
left lbrace { stack{
3x–2y+5z=7#
7x+4y–8z=3#
5x–3y–4z=-12
} } right none
newline
newline
left lbrace { stack{
y=-{{7-3x-5z} over {2}}#
7x+4y–8z=3#
5x–3y–4z=-12
} } right none
newline
newline

left lbrace { stack{
#
7x+4y–8z=3#
5x–3y–4z=-12
} } right none
newline
newline

left lbrace { stack{
y={3x+5z-7} over {2}#
7x+4cdot{{3x+5z-7} over {2}}–8z=3#
5x–3y–4z=-12
} } right none
newline
newline

left lbrace { stack{
y={3x+5z-7} over {2}#
7x+4cdot{{3x+5z-7} over {2}}–8z=3#
5x–3y–4z=-12
} } right none
newline
newline

7x+2(3x+5z-7)–8z=3
newline
newline

7x+6x+10z-14–8z=3
newline
newline

13x+2z=17
newline
newline

z= {17-13x} over {2}
newline
newline

5x–3y–4z=-12
newline
newline

5x–3cdot({{3x+5cdot{{17-13x} over {2}}-7} over {2}})–4({17-13x} over {2})=-12
newline
newline

5x–3cdot({{2 cdot 3x+2 cdot 5cdot{{17-13x} over {2}}-2 cdot 7} over {2}})–4({17-13x} over {2})=-12
newline
newline

5x–3cdot({{6x+10cdot({17-13x})-14} over {2}})–2 cdot (17-13x)=-12
newline
newline

5x–3cdot({6x+170-130x-14} over {2})–2 cdot (17-13x)=-12
newline
newline

5x–3cdot({6x} over {2}+{170} over {2}-{130x} over {2}-{14} over {2})–2 cdot (17-13x)=-12
newline
newline

5x–3cdot(3x+85-65x-7)–2 cdot (17-13x)=-12
newline
newline

5x–3 cdot (3x+78-65x)–2 cdot (17-13x)=-12
newline
newline

5x – 9x - 234 + 195x – 34 + 26x = -12
newline
newline

5x + 195x + 26x – 9x = 234+34-12
newline
newline

217x = 256
newline
newline

x = {256} over {217} 
newline
newline

x =  1 + {39 over 217 }
newline
newline

z= {17-13 cdot (1 + {39 over 217 })} over {2}
newline
newline

z= {17-13 + {507 over 217 }} over {2}
newline
newline

z= {17-15 + {73 over 217 }} over {2}
newline
newline

z= 1 + {73 over 217 } cdot {1 over 2}
newline
newline

z= 1 + {73 over 434 }
newline
newline

z= 1 + {73 over 434 }
newline
newline

y={3 cdot (1 + {39 over 217 }) + 5 cdot (1 + {73 over 434 }) - 7} over {2}
newline
newline

y={3 + {108 cdot 2 over {217 cdot 2} } + 5 + {365 over 434 } - 7} over {2}
newline
newline

y={1 + {216 over 434 } + {365 over 434 }} over {2}
newline
newline

y=1 + {581 over 434 } cdot {1 over 2}
newline
newline

y=2 + {147 over 868 }
newline
newline

z= 1 + {73 over 434 }
newline
newline

x =  1 + {39 over 217 }
newline
newline
Система линейная. Каждое уравнение по отдельности - линейное.
newline
newline
newline
newline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07:36:17.553751744</meta:creation-date>
    <meta:generator>LibreOffice/6.4.7.2$Linux_X86_64 LibreOffice_project/40$Build-2</meta:generator>
    <dc:date>2022-03-05T09:13:24.351120044</dc:date>
    <meta:editing-duration>PT1M36S</meta:editing-duration>
    <meta:editing-cycles>2</meta:editing-cycles>
  </office:meta>
</office:document-meta>
</file>